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2-09-13_09-27-56_000.jpg</text:p>
          </table:table-cell>
          <table:table-cell table:style-name="ce27" office:value-type="string">
            <text:p>:bookmemo / 読んだ本 / 『日本哲学思想全書　第八巻　宗教　宗教論一般篇　空の空なる哉』 / 著者=内村鑑三 / 途中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bookmemo / 読んだ本 / 『日本哲学思想全書　第八巻　宗教　宗教論一般篇　空の空なる哉』 / 著者=内村鑑三 / 途中">
            <text:p>:bookmemo / 読んだ本 / 『日本哲学思想全書　第八巻　宗教　宗教論一般篇　空の空なる哉』 / 著者=内村鑑三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2-09-13_09-27-20_000.jpg</text:p>
          </table:table-cell>
          <table:table-cell table:style-name="ce27" office:value-type="string">
            <text:p>:bookmemo / 読んだ本 / 『日本哲学思想全書　第八巻　宗教　宗教論一般篇　空の空なる哉』 / 著者=内村鑑三 / 途中 ここまで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09-12_07-35-4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2-09-13_07-40-3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09-12_04-53-4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2-09-13_05-13-0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2-09-12_01-19-51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PHOTO 寝た時刻 / 2022">
            <text:p>:m :PHOTO 寝た時刻 / 202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2-09-13_01-39-57_000.jpg</text:p>
          </table:table-cell>
          <table:table-cell table:style-name="ce27" office:value-type="string">
            <text:p>:m :PHOTO 寝た時刻 / 2022</text:p>
          </table:table-cell>
          <table:table-cell table:style-name="ce46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09-12_01-10-1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9" office:value-type="string">
            <text:p>2022-09-13_01-39-47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記録 / お酒：飲んだ量">
            <text:p>:m 記録 / お酒：飲んだ量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9" office:value-type="string">
            <text:p>2022-09-11_20-42-3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2022-09-12_13-20-5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2-09-12_21-04-0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8" office:value-type="string">
            <text:p>2022-09-13_12-26-5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09-12_10-05-22_000.jpg</text:p>
          </table:table-cell>
          <table:table-cell table:style-name="ce27" office:value-type="string">
            <text:p>:PHOTO 記録 / 文書：自作メモ　/ occasion=お父さん：亡くなった / for=印鑑登録 / doc=~,other=川崎市、役所のウェブページ。見て、作成したメモ。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PHOTO 記録 / 文書：自作メモ　/ occasion=お父さん：亡くなった / for=印鑑登録 / doc=~,other=川崎市、役所のウェブページ。見て、作成したメモ。">
            <text:p>:PHOTO 記録 / 文書：自作メモ　/ occasion=お父さん：亡くなった / for=印鑑登録 / doc=~,other=川崎市、役所のウェブページ。見て、作成したメモ。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09-12_11-52-40_000.jpg</text:p>
          </table:table-cell>
          <table:table-cell table:style-name="ce29" office:value-type="string">
            <text:p>:m 1-2*2 RES / free / res-id=AASN / theme=veda;ヴェーダ；インド哲学 / session-number=1 /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1-2*2 RES / free / res-id=AASN / theme=veda;ヴェーダ；インド哲学 / session-number=1 /">
            <text:p>:m 1-2*2 RES / free / res-id=AASN / theme=veda;ヴェーダ；インド哲学 / session-number=1 /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2-09-12_18-05-59_000.jpg</text:p>
          </table:table-cell>
          <table:table-cell table:style-name="ce27" office:value-type="string">
            <text:p>:m RES 1*3 / free# JVEMV6 68#_360:1 / 68. theoretical-physics(tp) / topics=量子力学,w=~,doc=r-7-A1~1.1.7##3-3.0~,s=~,i=~,other=calc+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2-09-12_18-06-21_000.jpg</text:p>
          </table:table-cell>
          <table:table-cell table:style-name="ce27" office:value-type="string">
            <text:p>:m RES 2*3 / free# JVEMV6 68#_360:1 / 68. theoretical-physics(tp) / topics=量子力学,w=~,doc=r-7-A1~1.1.7##3-3.0~,s=~,i=~,other=calc+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m RES 2*3 / free# JVEMV6 68#_360:1 / 68. theoretical-physics(tp) / topics=量子力学,w=~,doc=r-7-A1~1.1.7##3-3.0~,s=~,i=~,other=calc+">
            <text:p>:m RES 2*3 / free# JVEMV6 68#_360:1 / 68. theoretical-physics(tp) / topics=量子力学,w=~,doc=r-7-A1~1.1.7##3-3.0~,s=~,i=~,other=calc+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09-12_18-06-43_000.jpg</text:p>
          </table:table-cell>
          <table:table-cell table:style-name="ce27" office:value-type="string">
            <text:p>:m RES 3*3 / free# JVEMV6 68#_360:1 / 68. theoretical-physics(tp) / topics=量子力学,w=~,doc=r-7-A1~1.1.7##3-3.0~,s=~,i=~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m RES 3*3 / free# JVEMV6 68#_360:1 / 68. theoretical-physics(tp) / topics=量子力学,w=~,doc=r-7-A1~1.1.7##3-3.0~,s=~,i=~,other=calc+">
            <text:p>:m RES 3*3 / free# JVEMV6 68#_360:1 / 68. theoretical-physics(tp) / topics=量子力学,w=~,doc=r-7-A1~1.1.7##3-3.0~,s=~,i=~,other=calc+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09-12_19-03-30_000.jpg</text:p>
          </table:table-cell>
          <table:table-cell table:style-name="ce27" office:value-type="string">
            <text:p>:m :篠笛,shinobue #*# / session-memo:session-1 / p.1:genre=melody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:篠笛,shinobue #*# / session-memo:session-1 / p.1:genre=melody,other=~">
            <text:p>:m :篠笛,shinobue #*# / session-memo:session-1 / p.1:genre=melody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2-09-13_11-13-55_000.jpg</text:p>
          </table:table-cell>
          <table:table-cell table:style-name="ce27" office:value-type="string">
            <text:p>:m #*# RES / JVEMV6 64#189_1_india_thoughts / 『講座　東洋思想　１　インド思想』 編集=宇野精一、中村元、玉城康四郎,校注=~ / p.5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m #*# RES / JVEMV6 64#189_1_india_thoughts / 『講座　東洋思想　１　インド思想』 編集=宇野精一、中村元、玉城康四郎,校注=~ / p.5 / w=~,topic=~,publisher=~,other=~">
            <text:p>:m #*# RES / JVEMV6 64#189_1_india_thoughts / 『講座　東洋思想　１　インド思想』 編集=宇野精一、中村元、玉城康四郎,校注=~ / p.5 / w=~,topic=~,publisher=~,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2022-09-13_11-36-44_000.jpg</text:p>
          </table:table-cell>
          <table:table-cell table:style-name="ce27" office:value-type="string">
            <text:p>:m #*# RES / JVEMV6 64#189_1_india_thoughts / 『講座　東洋思想　１　インド思想』 編集=宇野精一、中村元、玉城康四郎,校注=~ / p.10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m #*# RES / JVEMV6 64#189_1_india_thoughts / 『講座　東洋思想　１　インド思想』 編集=宇野精一、中村元、玉城康四郎,校注=~ / p.10 / w=~,topic=~,publisher=~,other=~">
            <text:p>:m #*# RES / JVEMV6 64#189_1_india_thoughts / 『講座　東洋思想　１　インド思想』 編集=宇野精一、中村元、玉城康四郎,校注=~ / p.10 / w=~,topic=~,publisher=~,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8" office:value-type="string">
            <text:p>2022-09-13_14-08-03_000.jpg</text:p>
          </table:table-cell>
          <table:table-cell table:style-name="ce27" office:value-type="string">
            <text:p>:m #*# RES / JVEMV6 64#189_1_india_thoughts / 『講座　東洋思想　１　インド思想』 編集=宇野精一、中村元、玉城康四郎,校注=~ / p.11 / w=~,topic=~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m #*# RES / JVEMV6 64#189_1_india_thoughts / 『講座　東洋思想　１　インド思想』 編集=宇野精一、中村元、玉城康四郎,校注=~ / p.11 / w=~,topic=~,publisher=~,other=~">
            <text:p>:m #*# RES / JVEMV6 64#189_1_india_thoughts / 『講座　東洋思想　１　インド思想』 編集=宇野精一、中村元、玉城康四郎,校注=~ / p.11 / w=~,topic=~,publisher=~,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59">
            <text:p>5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3">
            <text:p>2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24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4">2022/09/14</text:date>, <text:time>12:0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4T12:09:52.46</dc:date>
    <dc:creator>iwabuchi ken</dc:creator>
    <meta:editing-duration>P49DT2H13M56S</meta:editing-duration>
    <meta:editing-cycles>16021</meta:editing-cycles>
    <meta:document-statistic meta:table-count="2" meta:cell-count="924" meta:object-count="0"/>
    <meta:user-defined meta:name="qrichtext">1</meta:user-defined>
  </office:meta>
</office:document-meta>
</file>